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dobe Garamond Pro Bold" svg:font-family="'Adobe Garamond Pro Bold'" style:font-family-generic="roman"/>
    <style:font-face style:name="Calibri2" svg:font-family="Calibri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aramond Pro Bold1" svg:font-family="'Adobe Garamond Pro 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ellipseWipe" smil:subtype="circl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subtitle">
      <style:graphic-properties draw:fill-color="#ffffff" fo:min-height="17.43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96pt" style:font-size-asian="96pt" style:font-size-complex="9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54pt" style:font-size-asian="54pt" style:font-size-complex="54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8" style:family="paragraph">
      <style:paragraph-properties fo:margin-top="0cm" fo:margin-bottom="0cm" fo:line-height="100%" style:punctuation-wrap="hanging" style:writing-mode="lr-tb"/>
      <style:text-properties fo:font-size="54pt" style:font-size-asian="54pt" style:font-size-complex="54pt" fo:hyphenate="false"/>
    </style:style>
    <style:style style:name="P9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Adobe Garamond Pro Bold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e7e7e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e7e7e7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draw:frame draw:name="Título 1" presentation:style-name="pr1" draw:text-style-name="P2" draw:layer="layout" svg:width="24.2cm" svg:height="8.4cm" svg:x="0.83cm" svg:y="4.769cm" presentation:class="title" presentation:user-transformed="true">
          <draw:text-box>
            <text:p text:style-name="P1"><text:span text:style-name="T1">Quero me derramar</text:span><text:span text:style-name="T1"><text:line-break/></text:span><text:span text:style-name="T1">como perfume</text:span></text:p>
          </draw:text-box>
        </draw:frame>
        <draw:frame draw:name="Subtítulo 2" presentation:style-name="pr2" draw:text-style-name="P4" draw:layer="layout" svg:width="17.779cm" svg:height="3.867cm" svg:x="3.8cm" svg:y="12.2cm" presentation:class="subtitle" presentation:user-transformed="true">
          <draw:text-box>
            <text:p text:style-name="P3"><text:span text:style-name="T2">PG</text:span></text:p>
          </draw:text-box>
        </draw:frame>
        <anim:par smil:dur="indefinite" smil:restart="never" presentation:node-type="timing-root">
          <anim:par smil:begin="id1.begin">
            <anim:transitionFilter smil:dur="3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mente_20_título" presentation:presentation-page-layout-name="AL2T19" xml:id="id2" draw:id="id2">
        <draw:frame draw:name="Título 3" presentation:style-name="pr4" draw:text-style-name="P7" draw:layer="layout" svg:width="24.202cm" svg:height="18.525cm" svg:x="0.699cm" svg:y="0.524cm" presentation:class="title" presentation:user-transformed="true">
          <draw:text-box>
            <text:p text:style-name="P6"><text:span text:style-name="T3">O vaso de alabastro foi quebrado, para ungir o corpo de Jesus, e era um perfume tão caro assim, que preparou Jesus para a cruz subir.</text:span></text:p>
          </draw:text-box>
        </draw:frame>
        <anim:par smil:dur="indefinite" smil:restart="never" presentation:node-type="timing-root">
          <anim:par smil:begin="id2.begin">
            <anim:transitionFilter smil:dur="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mente_20_título" presentation:presentation-page-layout-name="AL3T32" xml:id="id3" draw:id="id3">
        <draw:frame presentation:style-name="pr6" draw:text-style-name="P9" draw:layer="layout" svg:width="22.859cm" svg:height="17.437cm" svg:x="1.27cm" svg:y="0.763cm" presentation:class="subtitle" presentation:user-transformed="true">
          <draw:text-box>
            <text:p text:style-name="P8"><text:span text:style-name="T3">E eu quero ungir com alabastro, dar o perfume que é o meu coração, o vaso foi quebrado pra Jesus ungir, e eu preciso ser quebrado para te servir.</text:span></text:p>
          </draw:text-box>
        </draw:frame>
        <anim:par presentation:node-type="timing-root">
          <anim:par smil:begin="id3.begin">
            <anim:transitionFilter smil:dur="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omente_20_título" presentation:presentation-page-layout-name="AL2T19" xml:id="id4" draw:id="id4">
        <draw:frame draw:name="Título 1" presentation:style-name="pr4" draw:text-style-name="P7" draw:layer="layout" svg:width="23.43cm" svg:height="16.762cm" svg:x="1.27cm" svg:y="0.763cm" presentation:class="title" presentation:user-transformed="true">
          <draw:text-box>
            <text:p text:style-name="P6"><text:span text:style-name="T3">Quero me derramar, como um perfume.(2X)</text:span><text:span text:style-name="T3"><text:line-break/></text:span><text:span text:style-name="T3"> Quero me derramar, senhor como um perfume(2X) </text:span><text:span text:style-name="T3"><text:line-break/></text:span><text:span text:style-name="T3">Pra ungir a tua morte que é a minha vida.</text:span></text:p>
          </draw:text-box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omente_20_título" presentation:presentation-page-layout-name="AL2T19" xml:id="id5" draw:id="id5">
        <draw:frame draw:name="Título 1" presentation:style-name="pr4" draw:text-style-name="P7" draw:layer="layout" svg:width="23.23cm" svg:height="17.162cm" svg:x="1.27cm" svg:y="0.763cm" presentation:class="title" presentation:user-transformed="true">
          <draw:text-box>
            <text:p text:style-name="P6"><text:span text:style-name="T3">E eu quero ungir com alabastro, dar o perfume</text:span><text:span text:style-name="T3"><text:line-break/></text:span><text:span text:style-name="T3">que é o meu coração</text:span><text:span text:style-name="T3"><text:line-break/></text:span><text:span text:style-name="T3">O vaso foi quebrado</text:span><text:span text:style-name="T3"><text:line-break/></text:span><text:span text:style-name="T3">pra Jesus ungir</text:span><text:span text:style-name="T3"><text:line-break/></text:span><text:span text:style-name="T3">E eu preciso ser quebrado para Jesus ungir </text:span></text:p>
          </draw:text-box>
        </draw:frame>
        <anim:par smil:dur="indefinite" smil:restart="never" presentation:node-type="timing-root">
          <anim:par smil:begin="id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omente_20_título" presentation:presentation-page-layout-name="AL2T19" xml:id="id6" draw:id="id6">
        <draw:frame draw:name="Título 1" presentation:style-name="pr4" draw:text-style-name="P7" draw:layer="layout" svg:width="23.802cm" svg:height="17.962cm" svg:x="0.699cm" svg:y="0.763cm" presentation:class="title" presentation:user-transformed="true">
          <draw:text-box>
            <text:p text:style-name="P6"><text:span text:style-name="T3">Quero me derramar, como um perfume.(2X)</text:span><text:span text:style-name="T3"><text:line-break/></text:span><text:span text:style-name="T3"> Quero me derramar, senhor como um perfume(2X) </text:span><text:span text:style-name="T3"><text:line-break/></text:span><text:span text:style-name="T3">Pra ungir a tua morte que é a minha vida.</text:span></text:p>
          </draw:text-box>
        </draw:frame>
        <anim:par smil:dur="indefinite" smil:restart="never" presentation:node-type="timing-root">
          <anim:par smil:begin="id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omente_20_título" presentation:presentation-page-layout-name="AL2T19" xml:id="id7" draw:id="id7">
        <draw:frame draw:name="Título 1" presentation:style-name="pr4" draw:text-style-name="P7" draw:layer="layout" svg:width="23.23cm" svg:height="17.762cm" svg:x="1.27cm" svg:y="0.763cm" presentation:class="title" presentation:user-transformed="true">
          <draw:text-box>
            <text:p text:style-name="P6"><text:span text:style-name="T3">Quero me derramar</text:span><text:span text:style-name="T3"><text:line-break/></text:span><text:span text:style-name="T3">no teu altar senhor</text:span><text:span text:style-name="T3"><text:line-break/></text:span><text:span text:style-name="T3">Quero me derramar</text:span><text:span text:style-name="T3"><text:line-break/></text:span><text:span text:style-name="T3">na tua cruz</text:span><text:span text:style-name="T3"><text:line-break/></text:span><text:span text:style-name="T3">quero me derramar Senhor</text:span><text:span text:style-name="T3"><text:line-break/></text:span><text:span text:style-name="T3">na tua presença</text:span><text:span text:style-name="T3"><text:line-break/></text:span><text:span text:style-name="T3">Quero me derramar</text:span><text:span text:style-name="T3"><text:line-break/></text:span><text:span text:style-name="T3">em ti Jesus</text:span></text:p>
          </draw:text-box>
        </draw:frame>
        <anim:par smil:dur="indefinite" smil:restart="never" presentation:node-type="timing-root">
          <anim:par smil:begin="id7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dobe Garamond Pro Bold" svg:font-family="'Adobe Garamond Pro Bold'" style:font-family-generic="roman"/>
    <style:font-face style:name="Calibri2" svg:font-family="Calibri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aramond Pro Bold1" svg:font-family="'Adobe Garamond Pro 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c0c0c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c0c0c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c0c0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Quero me derramar como perfume</dc:title>
    <meta:initial-creator>IVANILTO</meta:initial-creator>
    <meta:editing-cycles>10</meta:editing-cycles>
    <meta:creation-date>2016-07-20T20:56:42</meta:creation-date>
    <dc:date>2017-02-12T15:57:48.734501109</dc:date>
    <meta:editing-duration>PT18M6S</meta:editing-duration>
    <meta:generator>LibreOffice/5.2.5.1$Linux_X86_64 LibreOffice_project/20m0$Build-1</meta:generator>
    <meta:document-statistic meta:object-count="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